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2pt" fo:font-weight="normal" style:font-size-asian="12pt" style:font-weight-asian="normal" style:font-size-complex="12pt" style:font-weight-complex="normal"/>
    </style:style>
    <style:style style:name="P2" style:family="paragraph" style:parent-style-name="Standard">
      <style:text-properties style:font-name="Times New Roman"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4" style:family="paragraph" style:parent-style-name="Standard">
      <style:text-properties style:text-position="0% 100%" style:font-name="Times New Roman"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text-position="0% 100%" style:font-name="Times New Roman" fo:font-size="12pt" fo:font-weight="bold" style:font-size-asian="12pt" style:font-weight-asian="bold" style:font-size-complex="12pt" style:font-weight-complex="bold"/>
    </style:style>
    <style:style style:name="P6" style:family="paragraph" style:parent-style-name="Standard" style:list-style-name="L1"/>
    <style:style style:name="P7" style:family="paragraph" style:parent-style-name="Standard" style:list-style-name="L1">
      <style:text-properties style:text-position="0% 100%" style:font-name="Times New Roman" fo:font-size="12pt" fo:font-weight="normal" style:font-size-asian="12pt" style:font-weight-asian="normal" style:font-size-complex="12pt" style:font-weight-complex="normal"/>
    </style:style>
    <style:style style:name="P8" style:family="paragraph" style:parent-style-name="Standard" style:list-style-name="L2">
      <style:text-properties style:font-name="Times New Roman" fo:font-size="12pt" fo:font-weight="normal" style:font-size-asian="12pt" style:font-weight-asian="normal" style:font-size-complex="12pt" style:font-weight-complex="normal"/>
    </style:style>
    <style:style style:name="P9" style:family="paragraph" style:parent-style-name="Standard" style:list-style-name="L3">
      <style:text-properties style:font-name="Times New Roman" fo:font-size="12pt" fo:font-weight="normal" style:font-size-asian="12pt" style:font-weight-asian="normal" style:font-size-complex="12pt" style:font-weight-complex="normal"/>
    </style:style>
    <style:style style:name="T1" style:family="text">
      <style:text-properties style:text-position="super 58%"/>
    </style:style>
    <style:style style:name="T2" style:family="text">
      <style:text-properties style:text-position="super 58%" style:font-name="Times New Roman" fo:font-size="12pt" fo:font-weight="normal" style:font-size-asian="12pt" style:font-weight-asian="normal" style:font-size-complex="12pt" style:font-weight-complex="normal"/>
    </style:style>
    <style:style style:name="T3" style:family="text">
      <style:text-properties style:text-position="super 58%" officeooo:rsid="0015cb12"/>
    </style:style>
    <style:style style:name="T4" style:family="text">
      <style:text-properties style:text-position="0% 100%"/>
    </style:style>
    <style:style style:name="T5" style:family="text">
      <style:text-properties style:text-position="0% 100%" style:font-name="Times New Roman" fo:font-size="12pt" fo:font-weight="normal" style:font-size-asian="12pt" style:font-weight-asian="normal" style:font-size-complex="12pt" style:font-weight-complex="normal"/>
    </style:style>
    <style:style style:name="T6" style:family="text">
      <style:text-properties style:font-name="Times New Roman" fo:font-size="12pt" fo:font-weight="bold" style:font-size-asian="12pt" style:font-weight-asian="bold" style:font-size-complex="12pt" style:font-weight-complex="bold"/>
    </style:style>
    <style:style style:name="T7" style:family="text">
      <style:text-properties officeooo:rsid="0015cb12"/>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emory usage of Page tables</text:p>
      <text:p text:style-name="P2"/>
      <text:p text:style-name="P2">Disadvantages with paging</text:p>
      <text:p text:style-name="P1">The page table of each process might end up occupying a large amount of memory. The size of the memory <text:span text:style-name="T7">occupied by page tables </text:span>per process will = <draw:frame draw:style-name="fr1" draw:name="Object1" text:anchor-type="as-char" svg:y="-0.2681in" svg:width="2.2154in" svg:height="0.4165in" draw:z-index="0"><draw:object xlink:href="./Object 1" xlink:type="simple" xlink:show="embed" xlink:actuate="onLoad"/><draw:image xlink:href="./ObjectReplacements/Object 1" xlink:type="simple" xlink:show="embed" xlink:actuate="onLoad"/></draw:frame><text:span text:style-name="T4"> bits. </text:span></text:p>
      <text:list xml:id="list12328302921" text:style-name="L1">
        <text:list-item>
          <text:p text:style-name="P6"><text:span text:style-name="T5">2</text:span><text:span text:style-name="T2">N</text:span><text:span text:style-name="T5"> is the size of the virtual address-space in a n-bit computer. </text:span></text:p>
        </text:list-item>
        <text:list-item>
          <text:p text:style-name="P6"><text:span text:style-name="T5">2</text:span><text:span text:style-name="T2">n</text:span><text:span text:style-name="T5">/page-size is the number of possible pages a process can span. Therefore <text:s/>2</text:span><text:span text:style-name="T2">n</text:span><text:span text:style-name="T5">/page-size entires are required. </text:span></text:p>
        </text:list-item>
        <text:list-item>
          <text:p text:style-name="P7">Each entry consists of a physical page number which is n – lg(page-size) + 3 bits wide. The +3 is for the valid, dirty and reference-bit.</text:p>
        </text:list-item>
      </text:list>
      <text:p text:style-name="P4"/>
      <text:p text:style-name="P5">Techniques to lessen the memory needed by the page tables</text:p>
      <text:p text:style-name="P2">Use of a limit register</text:p>
      <text:list xml:id="list474734381" text:style-name="L2">
        <text:list-item>
          <text:p text:style-name="P8">A limit register holds a virtual page address selected by the execution of some policy by the virtual memory system.</text:p>
        </text:list-item>
        <text:list-item>
          <text:p text:style-name="P8">The page tables contain entries for virtual pages whose addresses are lesser than the one in the limit register.</text:p>
        </text:list-item>
        <text:list-item>
          <text:p text:style-name="P8">Entries for virtual pages with addresses greater than that in the limit register are added by the OS only when those pages are first accessed. Thus the size of the page table will grow in proportion to the number of virtual pages being used by the process.</text:p>
        </text:list-item>
        <text:list-item>
          <text:p text:style-name="P8">Disadvantages</text:p>
          <text:list>
            <text:list-item>
              <text:p text:style-name="P8">This technique assumes that a process makes use of pages with lower addresses first and continues accessing pages with higher addresses later on. But in a system where the address-space of the process grows in both direction there is a possibility that pages with lower addresses are not used at all, thereby rendering the space occupied by the fixed component of the page table a waste. This technique thus requires that the address-space grow in only one direction</text:p>
            </text:list-item>
            <text:list-item>
              <text:p text:style-name="P8">Two limit registers can be used to accommodate growth of address-space in both directions(which is the popular model for process address-space) to fix the above problem. But the larger problem is that the limit-register approach does not work if the address-space is used in a sparse fashion by the process and not in a contiguous way</text:p>
            </text:list-item>
          </text:list>
        </text:list-item>
      </text:list>
      <text:p text:style-name="P1"/>
      <text:p text:style-name="Standard"><text:span text:style-name="T6">Use of i</text:span><text:a xlink:type="simple" xlink:href="../Virtual%20Memory%20-%20Structure%20of%20Page%20Tables.odt#Inverted%20Page%20Tables"><text:span text:style-name="T6">nverted Page Tables</text:span></text:a></text:p>
      <text:list xml:id="list159440290" text:style-name="L3">
        <text:list-item>
          <text:list>
            <text:list-item>
              <text:p text:style-name="P9">There is a slight complication in handling page faults and in allowing sharing of memory between processes.</text:p>
            </text:list-item>
            <text:list-item>
              <text:p text:style-name="P9">Increases the amount of time needed to translate the virtual page number into a physical frame as a search is needed</text:p>
              <text:p text:style-name="P9"/>
            </text:list-item>
          </text:list>
        </text:list-item>
      </text:list>
      <text:p text:style-name="P2">Use of multilevel(or hierarchical paging)</text:p>
      <text:list xml:id="list933264110" text:continue-numbering="true" text:style-name="L3">
        <text:list-item>
          <text:list>
            <text:list-item>
              <text:p text:style-name="P9">Address-space is logically divided into large fixed-size blocks of virtual address-space with the first level of page tables only mapping these blocks. The blocks are further subdivided and secondary level of page tables map them.</text:p>
            </text:list-item>
            <text:list-item>
              <text:p text:style-name="P9">Reduces space required by page tables when a process uses the address-space in sparse fashion as opposed to a contiguous fashion. Page tables for entire segments need not be allocated at all with only an entry in the first level for an entire block saying that this virtual address-space has not been allocated.</text:p>
              <text:p text:style-name="P9"/>
            </text:list-item>
          </text:list>
        </text:list-item>
      </text:list>
      <text:p text:style-name="P2">Use of demand paging</text:p>
      <text:list xml:id="list1985899399" text:continue-numbering="true" text:style-name="L3">
        <text:list-item>
          <text:list>
            <text:list-item>
              <text:p text:style-name="P9">This does not reduce the actual size of the page tables. Instead it reduces the amount of memory tied down to store page tables by letting page tables themselves be paged.</text:p>
            </text:list-item>
            <text:list-item>
              <text:p text:style-name="P9"><text:soft-page-break/>Complication</text:p>
              <text:list>
                <text:list-item>
                  <text:p text:style-name="P9">A never ending series of page-fault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3-06T17:17:06</meta:creation-date>
    <dc:date>2012-11-25T20:33:19</dc:date>
    <dc:creator>Kempa </dc:creator>
    <meta:editing-duration>PT9M51S</meta:editing-duration>
    <meta:editing-cycles>7</meta:editing-cycles>
    <meta:generator>LibreOffice/3.6$Linux_x86 LibreOffice_project/360m1$Build-2</meta:generator>
    <meta:document-statistic meta:table-count="0" meta:image-count="0" meta:object-count="1" meta:page-count="2" meta:paragraph-count="24" meta:word-count="521" meta:character-count="2984" meta:non-whitespace-character-count="2497"/>
  </office:meta>
</office:document-meta>
</file>

<file path=Object 1/content.xml><?xml version="1.0" encoding="utf-8"?>
<math xmlns="http://www.w3.org/1998/Math/MathML">
  <semantics>
    <mrow>
      <mrow>
        <mfrac>
          <msup>
            <mn>2</mn>
            <mi>n</mi>
          </msup>
          <mrow>
            <mi mathvariant="italic">pagesize</mi>
          </mrow>
        </mfrac>
        <mo stretchy="false">×</mo>
        <mfenced open="(" close=")">
          <mrow>
            <mi>n</mi>
            <mi>–</mi>
            <mi mathvariant="italic">lg</mi>
            <mrow>
              <mrow>
                <mo stretchy="false">(</mo>
                <mrow>
                  <mi mathvariant="italic">pagesize</mi>
                </mrow>
                <mo stretchy="false">)</mo>
              </mrow>
              <mo stretchy="false">+</mo>
              <mn>3</mn>
            </mrow>
          </mrow>
        </mfenced>
      </mrow>
    </mrow>
    <annotation encoding="StarMath 5.0">2^n over {pagesize} times left (n – lg(pagesize) + 3 right)</annotation>
  </semantics>
</math>
</file>